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vigace po FIT</text:h>
      <text:p text:style-name="Text_20_body">Jan Molnár, molnaja2@fit.cvut.cz, 2011</text:p>
      <text:h text:style-name="Heading_20_2" text:outline-level="2">Zadání</text:h>
      <text:p text:style-name="Standard">Vytvořte aplikaci poskytující navigaci po Fakultě informačních technologií ČVUT. Aplikace má být multiplatformní a použitelná na současných mobilních zařízeních udávajících trendy.<text:note text:id="ftn1" text:note-class="footnote"><text:note-citation>1</text:note-citation><text:note-body><text:p text:style-name="Footnote">Tímto nešikovným obratem chci vyjádřit zaměření na smartphony a další vyspělejší telefony - mívají obsáhlejší implementace používaných technologií a je s nimi tedy, bez zbytečných omezení, možné dělat více věcí.</text:p></text:note-body></text:note> Aplikace dokáže lokalizovat cílové umístění a ze zadané pozice k němu uživatele navede. Pro zajištění těchto cílů použijte moderní technologie webu. Aplikaci v průběhu tvorby testujte a zjištěné problémy zohledňujte.</text:p>
      <text:h text:style-name="Heading_20_2" text:outline-level="2">Očekávání</text:h>
      <text:p text:style-name="Text_20_body">Rád bych vytvořil aplikaci, kterou bude moci poskytnout škola pro pomoc studentům. Od tohoto zadání předpokládám, že ho zvládnu vypracovat sám a nikdo jiný do něj nebude zainteresovaný natolik, že budou vznikat spory a případné nekonzistence v rámci programu, takže bude vytvořené ucelené a funkční řešení. Pokud to škola dovolí, rád bych celou aplikaci včetně podkladů zveřejnil pod svobodnou licencí, nejlépe pod GNU-GPL (aplikace) a CC BY-SA (podklady), umožnilo by to snazší správu, nasazení a vylepšování aplikace.</text:p>
      <text:p text:style-name="Text_20_body">Rád bych také vytvořil rozhraní pro tvorbu podkladů (map), aby je mohl někdo do budoucna spravovat.</text:p>
      <text:p text:style-name="Text_20_body">Integraci s KOSem pro zjištění studentských rozvrhů a následné vyhledávání místností podle rozvrhu nevidím jako klíčovou vlastnost, dokud není nějaké hezké (nebo alespoň finální) API pro přístup do KOSu, obešel bych se bez integrace – do budoucna mi nepřijde moc rozumné si určit špatný směr a pak se ho kvůli zpětné kompatibilitě držet, na druhou stranu není kompatibilita v tomto případě moc důležitá, takže tam ta integrace být může a alespoň využiji v práci něco, co je Vám blízké.</text:p>
      <text:h text:style-name="Heading_20_2" text:outline-level="2">Přínosy</text:h>
      <text:list xml:id="list1756865336" text:style-name="L1">
        <text:list-item>
          <text:p text:style-name="P1">Usnadnění navigace studentům (případně i návštěvníkům a dalším osobám, včetně vyučujících).</text:p>
        </text:list-item>
        <text:list-item>
          <text:p text:style-name="P1">Dotažený projekt s dokumentací vhodný třeba pro výukové účely.</text:p>
        </text:list-item>
        <text:list-item>
          <text:p text:style-name="P1">Nová služba, kterou bude moci fakulta nabídnout studentům.</text:p>
        </text:list-item>
        <text:list-item>
          <text:p text:style-name="P1">Možnost předělání svobodné aplikace pro navigaci v jiných prostorách (vzhledem k náročnosti tvorby podkladů toto využití ale moc nepředpokládám).</text:p>
        </text:list-item>
      </text:list>
      <text:h text:style-name="Heading_20_2" text:outline-level="2">Inovace oproti stávajícím řešením</text:h>
      <text:h text:style-name="Heading_20_4" text:outline-level="4">Průvodce ČVUT FEL</text:h>
      <text:p text:style-name="Standard"><text:span text:style-name="T1">Autor:</text:span> Lukáš Rypl.</text:p>
      <text:p text:style-name="Standard"><text:span text:style-name="T1">Datum:</text:span> po roce 2000.</text:p>
      <text:p text:style-name="Standard"><text:span text:style-name="T1">Info:</text:span> žádné aktuální (vývoj ukončen).</text:p>
      <text:p text:style-name="Standard"><text:span text:style-name="T1">Popis:</text:span> jednoduchá nevyladěná jednoúčelová J2ME aplikace.</text:p>
      <text:p text:style-name="Standard"><text:span text:style-name="T1">Nedostatky:</text:span> zastaralé technologie (závisí na J2ME), neaktualizované (a pouze pro FEL), nízká použitelnost, opuštěný projekt, uzavřené zdrojové kódy.</text:p>
      <text:h text:style-name="Heading_20_4" text:outline-level="4"><text:soft-page-break/>Studentův průvodce po fakultě (DON'T PANIC)</text:h>
      <text:p text:style-name="Standard"><text:span text:style-name="T1">Autor:</text:span> Jan Molnár (já).</text:p>
      <text:p text:style-name="Standard"><text:span text:style-name="T1">Rok:</text:span> 2010.</text:p>
      <text:p text:style-name="Standard"><text:span text:style-name="T1">Info:</text:span> bakalářská práce (posledně v příloze).</text:p>
      <text:p text:style-name="Standard"><text:span text:style-name="T1">Popis:</text:span> jednoduchá mobilní aplikace zaměřená především na multiplatformnost a použitelnost.</text:p>
      <text:p text:style-name="Standard"><text:span text:style-name="T1">Zadání:</text:span> Vytvořte mobilní navigační systém po elektrotechnické fakultě ČVUT. Systém musí co nejlépe sloužit svému účelu a vyhovovat potřebám typického uživatele - studenta. Je nutné, aby vhodným způsobem naváděl uživatele k cílovému bodu a byl spustitelný na co největším počtu současných mobilních zařízení. Systém umožní lokalizaci zadaného cílového místa (konkrétní učebnu, nejbližší toalety...) a dokáže do něj najít optimální cestu ze zadaného výchozího bodu. Vytvořenou aplikaci testujte s uživateli a zohledněte zjištěné problémy.</text:p>
      <text:p text:style-name="Standard"><text:span text:style-name="T1">Nedostatky:</text:span> chybí mapové podklady, složitá editace podkladů, málo možností (zaměřeno na multiplatformnost, hodně věcí muselo být vynecháno, protože je levnější telefony neuměly).</text:p>
      <text:h text:style-name="Heading_20_4" text:outline-level="4">Plánky na chodbách</text:h>
      <text:p text:style-name="Standard"><text:span text:style-name="T1">Popis:</text:span> plánky umístěné na různých místech uvnitř budovy.</text:p>
      <text:p text:style-name="Standard"><text:span text:style-name="T1">Nedostatky:</text:span> ne vždy vyvěšené/nalezitelné, nemohou dobře reflektovat dočasné změny (např. uzavírku kvůli většímu úklidu), dostupné až na místě.</text:p>
      <text:h text:style-name="Heading_20_2" text:outline-level="2">Použité technologie</text:h>
      <text:p text:style-name="Text_20_body">Rád bych naprogramoval off-line fungující HTML aplikaci, která bude fungovat alespoň na novějších mobilních telefonech (a samozřejmě i v počítačích, ty ale asi v navigačních případech užití moc nefigurují).</text:p>
      <text:h text:style-name="Heading_20_4" text:outline-level="4">HTML5</text:h>
      <text:p text:style-name="Text_20_body">Rád bych použil technologie tvořící HTML5 (HTML, JS, CSS...), <text:s/>nejsem si ale jistý, jestli jsou jejich implementace v mobilních zařízeních na dostatečně použitelné úrovni, takže to možná časem přehodnotím a použiji v HTML5 obsažené technologie v nižších verzích specifikací.</text:p>
      <text:h text:style-name="Heading_20_4" text:outline-level="4">SVG</text:h>
      <text:p text:style-name="Text_20_body">Mapy budu dělat vektorové - jednak se podstatně lépe přizpůsobují různě velkým obrazovkám mobilních zařízení, také se ale dají dynamicky generovat (umožní např. znovupoužitelnost obrázku pro patro – bude se v něm jen označovat jiná učebna) a do SVG obrázků se dají implementovat vlastní skripty (takže je možné nechat nějakou logiku přímo na samotném obrázku).</text:p>
      <text:h text:style-name="Heading_20_4" text:outline-level="4">PHP</text:h>
      <text:p text:style-name="Text_20_body">Bude-li třeba nějaký serverový skriptovací jazyk pro vytvoření administračního rozhraní pro správu podkladů, použiji PHP – na tyto úkoly bude bohatě stačit, navíc běží skoro na každém serveru.</text:p>
      <text:h text:style-name="Heading_20_4" text:outline-level="4">Knihovny a frameworky obecně</text:h>
      <text:p text:style-name="Standard">Nemám moc přehled o knihovnách, ani frameworcích použitých technologií, doposud jsem si vše programoval spíše sám, protože by použití knihoven/frameworků vedlo spíše k nabobtnání velikosti projektů a přínos by moc veliký nebyl. Zde by byl prostor třeba pro nástroje vytvářející vzhled nativních aplikací. Jejich prozkoumání by bylo součástí prá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22:51:06</meta:creation-date>
    <dc:date>2011-06-15T00:03:25</dc:date>
    <meta:editing-duration>PT3H4M3S</meta:editing-duration>
    <meta:editing-cycles>15</meta:editing-cycles>
    <meta:generator>LibreOffice/3.3$Unix LibreOffice_project/330m19$Build-202</meta:generator>
    <meta:document-statistic meta:table-count="0" meta:image-count="0" meta:object-count="0" meta:page-count="2" meta:paragraph-count="41" meta:word-count="719" meta:character-count="5053"/>
  </office:meta>
</office:document-meta>
</file>